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alibre" svg:font-family="Calibre"/>
    <style:font-face style:name="Calibri1" svg:font-family="Calibri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Calibre"/>
    </style:style>
    <style:style style:name="P2" style:family="paragraph" style:parent-style-name="Text_20_body">
      <style:paragraph-properties fo:margin-top="0cm" fo:margin-bottom="0.282cm" style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.282cm" style:contextual-spacing="false" fo:line-height="128%" style:writing-mode="lr-tb"/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normal" officeooo:paragraph-rsid="002d9695" style:text-blinking="false" fo:background-color="transparent"/>
    </style:style>
    <style:style style:name="P6" style:family="paragraph" style:parent-style-name="Text_20_body">
      <style:paragraph-properties fo:margin-top="0cm" fo:margin-bottom="0.282cm" style:contextual-spacing="false" fo:line-height="128%" style:writing-mode="lr-tb"/>
      <style:text-properties style:font-name="Calibre"/>
    </style:style>
    <style:style style:name="P7" style:family="paragraph" style:parent-style-name="Text_20_body">
      <style:paragraph-properties fo:margin-top="0cm" fo:margin-bottom="0.282cm" style:contextual-spacing="false" fo:line-height="128%" fo:text-align="justify" style:justify-single-word="false" style:writing-mode="lr-tb"/>
      <style:text-properties style:font-name="Calibre"/>
    </style:style>
    <style:style style:name="P8" style:family="paragraph" style:parent-style-name="Text_20_body">
      <style:paragraph-properties fo:margin-top="0cm" fo:margin-bottom="0.282cm" style:contextual-spacing="false" fo:line-height="128%" fo:text-align="justify" style:justify-single-word="false" style:writing-mode="lr-tb"/>
      <style:text-properties style:font-name="Calibre" officeooo:rsid="0032a5c0" officeooo:paragraph-rsid="0032a5c0"/>
    </style:style>
    <style:style style:name="P9" style:family="paragraph" style:parent-style-name="Text_20_body">
      <style:paragraph-properties fo:margin-left="1.27cm" fo:margin-right="0cm" fo:margin-top="0cm" fo:margin-bottom="0.282cm" style:contextual-spacing="false" fo:line-height="128%" fo:text-align="justify" style:justify-single-word="false" fo:text-indent="0cm" style:auto-text-indent="false" style:writing-mode="lr-tb"/>
      <style:text-properties style:font-name="Calibre"/>
    </style:style>
    <style:style style:name="P10" style:family="paragraph" style:parent-style-name="Text_20_body">
      <style:paragraph-properties fo:margin-top="0cm" fo:margin-bottom="0cm" style:contextual-spacing="false" fo:line-height="128%" fo:text-align="center" style:justify-single-word="false" style:writing-mode="lr-tb"/>
      <style:text-properties style:font-name="Calibre"/>
    </style:style>
    <style:style style:name="P11" style:family="paragraph" style:parent-style-name="Text_20_body">
      <style:paragraph-properties fo:margin-top="0cm" fo:margin-bottom="0cm" style:contextual-spacing="false" fo:line-height="128%" fo:text-align="center" style:justify-single-word="false" style:writing-mode="lr-tb"/>
      <style:text-properties style:font-name="Calibre" fo:font-weight="normal"/>
    </style:style>
    <style:style style:name="P12" style:family="paragraph" style:parent-style-name="Text_20_body">
      <style:paragraph-properties fo:margin-top="0cm" fo:margin-bottom="0cm" style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style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normal" officeooo:paragraph-rsid="00279fbc" style:text-blinking="false" fo:background-color="transparent"/>
    </style:style>
    <style:style style:name="P14" style:family="paragraph" style:parent-style-name="Text_20_body">
      <style:paragraph-properties fo:line-height="128%" fo:text-align="center" style:justify-single-word="false" style:writing-mode="lr-tb"/>
      <style:text-properties style:font-name="Calibre"/>
    </style:style>
    <style:style style:name="P15" style:family="paragraph" style:parent-style-name="Text_20_body" style:master-page-name="MP0">
      <style:paragraph-properties fo:text-align="center" style:justify-single-word="false" style:page-number="auto" fo:break-before="page"/>
      <style:text-properties officeooo:rsid="001fccd1"/>
    </style:style>
    <style:style style:name="P16" style:family="paragraph" style:parent-style-name="Text_20_body" style:list-style-name="L1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normal" officeooo:rsid="002d9695" officeooo:paragraph-rsid="002d9695" style:text-blinking="false" fo:background-color="transparent"/>
    </style:style>
    <style:style style:name="P17" style:family="paragraph" style:parent-style-name="Text_20_body" style:list-style-name="L2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normal" officeooo:rsid="002d9695" officeooo:paragraph-rsid="002d9695" style:text-blinking="false" fo:background-color="transparent"/>
    </style:style>
    <style:style style:name="P18" style:family="paragraph" style:parent-style-name="Text_20_body" style:list-style-name="L2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rsid="002c6b5b" officeooo:paragraph-rsid="00330b1b" style:text-blinking="false" fo:background-color="transparent"/>
    </style:style>
    <style:style style:name="P19" style:family="paragraph" style:parent-style-name="Text_20_body" style:list-style-name="L3">
      <style:paragraph-properties fo:margin-top="0cm" fo:margin-bottom="0.282cm" style:contextual-spacing="false" fo:line-height="128%" fo:text-align="justify" style:justify-single-word="false" style:writing-mode="lr-tb"/>
      <style:text-properties style:font-name="Calibre" officeooo:rsid="0032a5c0" officeooo:paragraph-rsid="0032a5c0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0.5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e" fo:font-size="10.5pt" fo:font-style="normal" style:text-underline-style="none" fo:font-weight="bold" style:text-blinking="false" fo:background-color="transparent" loext:char-shading-value="0" style:font-weight-asian="bold" style:font-name-complex="Arial1"/>
    </style:style>
    <style:style style:name="T4" style:family="text">
      <style:text-properties officeooo:rsid="00279fbc"/>
    </style:style>
    <style:style style:name="T5" style:family="text">
      <style:text-properties officeooo:rsid="002b764c"/>
    </style:style>
    <style:style style:name="T6" style:family="text">
      <style:text-properties officeooo:rsid="002d9695"/>
    </style:style>
    <style:style style:name="T7" style:family="text">
      <style:text-properties officeooo:rsid="002f016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docs-internal-guid-267d1f43-9828-8f6d-11ee-1608df4c74f1"/><text:span text:style-name="Fonte_20_parág._20_padrão"><text:span text:style-name="T3">REUNIÃO DE RETROSPECTIVA</text:span></text:span></text:p>
      <text:p text:style-name="P2">Sprint 0<text:span text:style-name="T5">4</text:span></text:p>
      <text:p text:style-name="P6"/>
      <text:p text:style-name="P5">Na <text:span text:style-name="T6">tarde</text:span> do dia <text:span text:style-name="T6">21 de dezembro de 2016</text:span>, a equipe realiz<text:span text:style-name="T4">ou de forma online</text:span> <text:span text:style-name="T6">par</text:span>a <text:span text:style-name="T6">a</text:span> reunião de retrospectiva da Sprint. Debatemos quais foram os pontos positivos, negativos e o que poderíamos ter feito melhor na iteração. Após o debate chegamos a um consenso nos pontos:</text:p>
      <text:p text:style-name="P7"/>
      <text:p text:style-name="P3">Pontos Positivos:</text:p>
      <text:list xml:id="list265255166385009917" text:style-name="L1">
        <text:list-item>
          <text:p text:style-name="P16">Foi possível terminar os itens planejados para a sprint;</text:p>
        </text:list-item>
        <text:list-item>
          <text:p text:style-name="P16">Foi boa a comunicação entre a equipe, o que facilitou o bom andamento da sprint;</text:p>
        </text:list-item>
        <text:list-item>
          <text:p text:style-name="P16">A equipe se reuniu no NDSI-IFPB para o desenvolvimento dos itens da iteração;</text:p>
        </text:list-item>
      </text:list>
      <text:p text:style-name="P9"/>
      <text:p text:style-name="P3">Pontos Negativos:</text:p>
      <text:list xml:id="list1333027080019221870" text:style-name="L2">
        <text:list-item>
          <text:p text:style-name="P17">Com as férias a equipe ficou muito tempo sem desenvolver, o que quebrou o ritmo do desenvolvimento;</text:p>
        </text:list-item>
        <text:list-item>
          <text:p text:style-name="P18">Problemas com o acesso a ferramenta icescrum.</text:p>
          <text:p text:style-name="P17"/>
        </text:list-item>
      </text:list>
      <text:p text:style-name="P3">O que poderíamos ter feito de melhor?</text:p>
      <text:list xml:id="list6624220302568608575" text:style-name="L3">
        <text:list-item>
          <text:p text:style-name="P19">A equipe poderia ter usado o tempo livre, nas férias, para adiantar algumas funcionalidades.</text:p>
        </text:list-item>
      </text:list>
      <text:p text:style-name="P8"/>
      <text:p text:style-name="P8"/>
      <text:p text:style-name="P8"/>
      <text:p text:style-name="P8"/>
      <text:p text:style-name="P4">Monteiro-PB, <text:s/><text:span text:style-name="T7">21 </text:span>de <text:span text:style-name="T4">dezembro de</text:span> 2016.</text:p>
      <text:p text:style-name="P10"/>
      <text:p text:style-name="P14"/>
      <text:p text:style-name="P13">Gilvonaldo Alves da Silva Cavalcanti</text:p>
      <text:p text:style-name="P11"><text:span text:style-name="T2">Sidclei Wilker Alves de Freitas</text:span><text:span text:style-name="T1"> </text:span></text:p>
      <text:p text:style-name="P1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alibre" svg:font-family="Calibre"/>
    <style:font-face style:name="Calibri1" svg:font-family="Calibri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Fonte_20_parág._20_padrão" style:display-name="Fonte parág. padrão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Witalo Carlos X. Albuquerque</meta:initial-creator>
    <meta:creation-date>2015-06-03T00:43:00Z</meta:creation-date>
    <dc:date>2017-02-07T14:44:45.255459883</dc:date>
    <meta:editing-cycles>20</meta:editing-cycles>
    <meta:editing-duration>PT2H21M45S</meta:editing-duration>
    <meta:document-statistic meta:table-count="0" meta:image-count="0" meta:object-count="0" meta:page-count="2" meta:paragraph-count="16" meta:word-count="161" meta:character-count="932" meta:non-whitespace-character-count="7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cumentos/Projeto2/SysTI/Projeto%20SysTI/001-Atas%20de%20reuniao/it-002/ATA-Reuniao%20de%20Retrospectiva%20002.odt/Normal.dotm"/>
  </office:meta>
</office:document-meta>
</file>